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0c15" officeooo:paragraph-rsid="000b0c15"/>
    </style:style>
    <style:style style:name="P2" style:family="paragraph" style:parent-style-name="Table_20_Contents">
      <style:paragraph-properties fo:text-align="start" style:justify-single-word="false"/>
      <style:text-properties officeooo:rsid="000c2e18" officeooo:paragraph-rsid="000c2e18"/>
    </style:style>
    <style:style style:name="P3" style:family="paragraph" style:parent-style-name="Standard">
      <style:text-properties officeooo:rsid="000b0c15" officeooo:paragraph-rsid="000b0c15"/>
    </style:style>
    <style:style style:name="P4" style:family="paragraph" style:parent-style-name="Standard">
      <style:text-properties officeooo:rsid="0010a6e4" officeooo:paragraph-rsid="0010a6e4"/>
    </style:style>
    <style:style style:name="P5" style:family="paragraph" style:parent-style-name="Standard">
      <style:text-properties officeooo:rsid="000c2e18" officeooo:paragraph-rsid="000b0c15"/>
    </style:style>
    <style:style style:name="P6" style:family="paragraph" style:parent-style-name="Table_20_Contents">
      <style:paragraph-properties fo:text-align="start" style:justify-single-word="false"/>
      <style:text-properties officeooo:rsid="000c2e18" officeooo:paragraph-rsid="0010a6e4"/>
    </style:style>
    <style:style style:name="P7" style:family="paragraph" style:parent-style-name="Table_20_Contents">
      <style:paragraph-properties fo:text-align="start" style:justify-single-word="false"/>
      <style:text-properties officeooo:rsid="0010a6e4" officeooo:paragraph-rsid="0010a6e4"/>
    </style:style>
    <style:style style:name="T1" style:family="text">
      <style:text-properties fo:color="#000000" style:text-underline-style="none" fo:background-color="#ffffff" loext:char-shading-value="0"/>
    </style:style>
    <style:style style:name="T2" style:family="text">
      <style:text-properties fo:color="#000000" style:text-underline-style="none" officeooo:rsid="006bbc5a" fo:background-color="#ffffff" loext:char-shading-value="0"/>
    </style:style>
    <style:style style:name="T3" style:family="text">
      <style:text-properties fo:color="#000000" style:text-underline-style="none" officeooo:rsid="00f6ed3a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0da3fd" fo:background-color="#ffffff" loext:char-shading-value="0"/>
    </style:style>
    <style:style style:name="T6" style:family="text">
      <style:text-properties fo:color="#000000" style:text-underline-style="none" officeooo:rsid="0010a6e4" fo:background-color="#ffffff" loext:char-shading-value="0"/>
    </style:style>
    <style:style style:name="T7" style:family="text">
      <style:text-properties officeooo:rsid="0010a6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idades de documentos <text:span text:style-name="T7">Medicina Dentária</text:span>:</text:p>
      <text:p text:style-name="P1"/>
      <text:p text:style-name="P4">SEF:</text:p>
      <text:p text:style-name="P6"><text:span text:style-name="T2">Est</text:span><text:span text:style-name="T3">a declaração</text:span><text:span text:style-name="T2"> </text:span><text:span text:style-name="T4">serve como comprovativo </text:span><text:span text:style-name="T1">para </text:span><text:span text:style-name="T6">efeitos de regularização junto do Serviço de Estrangeiros e Fronteiras (SEF).</text:span></text:p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5T16:34:56.358961836</meta:creation-date>
    <dc:date>2015-07-27T16:21:07.385277135</dc:date>
    <meta:editing-duration>PT17M48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3" meta:word-count="23" meta:character-count="170" meta:non-whitespace-character-count="150"/>
  </office:meta>
</office:document-meta>
</file>